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njaliOldLipi" svg:font-family="AnjaliOldLipi"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njaliOldLipi" fo:font-weight="normal" style:font-weight-asian="normal" style:font-weight-complex="normal"/>
    </style:style>
    <style:style style:name="P2" style:family="paragraph" style:parent-style-name="Standard">
      <style:paragraph-properties fo:text-align="justify" style:justify-single-word="false"/>
      <style:text-properties style:font-name="AnjaliOldLipi" fo:font-weight="normal" style:font-weight-asian="normal" style:font-weight-complex="normal"/>
    </style:style>
    <style:style style:name="P3" style:family="paragraph" style:parent-style-name="Standard">
      <style:paragraph-properties fo:text-align="center" style:justify-single-word="false"/>
      <style:text-properties style:font-name="AnjaliOldLipi" fo:font-weight="normal" style:font-weight-asian="normal" style:font-weight-complex="normal"/>
    </style:style>
    <style:style style:name="P4" style:family="paragraph" style:parent-style-name="Standard">
      <style:paragraph-properties fo:text-align="center" style:justify-single-word="false"/>
      <style:text-properties style:font-name="AnjaliOldLipi" fo:font-weight="bold" style:font-weight-asian="bold" style:font-weight-complex="bold"/>
    </style:style>
    <style:style style:name="P5" style:family="paragraph" style:parent-style-name="Standard">
      <style:paragraph-properties fo:text-align="end" style:justify-single-word="false"/>
      <style:text-properties style:font-name="AnjaliOldLipi"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Universidad Simon Bolivar</text:p>
      <text:p text:style-name="P2">Sistemas De operación 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YECTO 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egrantes:</text:p>
      <text:p text:style-name="P5">Juan Jose Garcia<text:tab/> 05-38207</text:p>
      <text:p text:style-name="P5">Luis Miguel Rodriguez<text:tab/><text:tab/>05-38826</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troduccion</text:p>
      <text:p text:style-name="Standard"/>
      <text:p text:style-name="P1"><text:tab/>Una imagen puede ser representada en el computador como una matriz de pixels. Esta representacion, aunque ineficiente al momento de almacenar, facilita en gran medida el procesamiento de las mismas. En el presente proyecto se nos propuso la tarea de hacer ciertas modificaciones a imagenes con 2 implementaciones paralelas. </text:p>
      <text:p text:style-name="P1"/>
      <text:p text:style-name="P1"><text:tab/>Los procesos son la unidad de ejecucion mas basica para los sistema sde operacion. Dichas entidades son capaces de ejecutar tareas y guardan informacion de las mismas con la cual se nos permite detener su ejecucion y mas adelante retomarlas como si nada hubiese ocurrido. Por otro lado los hilos son subpartes de un mismo proceso que pueden ejetutar tareas distintas pero compartiendo los recursos de un mismo proceso. El objetivo principal del presente proyecto es implimentar las modificaciones a las imagenes con hilos y procesos con la finalidad de comparar la eficiencia en la utilizacion de una u otra modalidad. </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etalles de implementacion </text:p>
      <text:p text:style-name="P2"><text:span text:style-name="T1"/></text:p>
      <text:p text:style-name="P2"><text:span text:style-name="T1"><text:tab/></text:span>El formato de las imagenes a modificar recibe el nombre PPM y no es mas que una representacion exacta de los pixels de la imagen. Dichos pixels vienen formados por 3 componentes (rojo, verde, azul) con valores de 0 a 255. El primer detalle a ser tomado en cuenta fue la lectura del archivo. Nos encontramos con la necesidad de procesar un numero indeterminado de bytes al comienzo del archivo destinado a las dimensiones de la imagen asi como para comentarios inherentes a la misma. </text:p>
      <text:p text:style-name="P2"/>
      <text:p text:style-name="P2"><text:tab/>Una vez obtenidas las dimensiones de la imagen se procedio a dividir la cantidad de filas de la matriz para hacer una division lo mas equitatia posible entre las unidades de ejecucion. Esto se logro mediante unalectura iterativa linea por linea de la respectiva matriz y una revision mediante divisiones para corroborar si el numero de lineas leidas son suficientes para ser adjudicadas a una unidad de ejecucion de manera justa. </text:p>
      <text:p text:style-name="P2"/>
      <text:p text:style-name="P2"><text:tab/>Luego de la adjudicacion de lineas para cada unidad de ejecucion estas aplican un algoritmo especifico para cada modificacion requerida proporcionado por el profesor. Una vez procesados los datos cada unidad de ejecucion, por separado, guarda los resultados en el archivo de salida. Para asegurar que como concecuencia de la concurrencia el archivo de salida sea exactamente el que queremos se hace una busqueda del lugar exacto del archivo <text:soft-page-break/>donde se deben escribir los datos resultantes. </text:p>
      <text:p text:style-name="P2"/>
      <text:p text:style-name="P2"><text:tab/>Siendo mas especificos, en el caso de los procesos la utilizacion de los mismos exige la espera por parte del padre. Este es un detalle importante pues de no esperar a los procesos hijos el padre podria terminar antes que estos dejandolos como procesos zombies en el sistema. Los hilos por su lado no sufren de este problema ya que los mismos son implementados a nivel de usuario en UNIX por lo que hasta que no terminen de ejecutarse todos los hilos no se terminara el proceso padr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blemas de implementacion</text:p>
      <text:p text:style-name="P2"/>
      <text:p text:style-name="P2"><text:tab/>Para imagenes demasiado grandes la implementacion produce un error pues no se nos permite crear una matriz con un tamano tan grende. Por otro lado, tambien para imagenes muy grandes, hay problemas al ejecutar el programa para una unidad de ejecucion. En estos casos el archivo final contiene la informacion utilizada para rellenarlo al momento de crearlo. </text:p>
      <text:p text:style-name="P2"/>
      <text:p text:style-name="P2"><text:tab/>Especificamente al momento de ejecutar la implementacion con hilos se presentan 3 errores. El primero de ellos es un aborto de la ejecucion que, en igualdad de condiciones (misma imagen, misma cantidad de hilos y misma maquina) aborta la ejecucion a veces si y a veces no. Incluso los abortos de la aplicación en igualdad de condiciones sucede en momentos distintos de la misma. Por otro lado la misma ejecucion presenta tambien un Segmentation Fault que tambien en igualdad de condiciones sucede a veces y cuando sucede es en momentos distintos de la ejecucion. Por ultimo cuando se solicita que la cantidad de hilos este por encima de la mitad de la altura en pixels de la foto la imagen final se crea con un error en la parte baja de la misma.</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alisis de resultados. </text:p>
      <text:p text:style-name="P4"/>
      <text:p text:style-name="P2"><text:tab/>Tras analizar los tiempos arrojados por el comando “Time”de linux se puede observar que tratar este tipo de problemas con hilos nos proporciona una mayor eficiencia en cuanto al tiempo de uso del procesador. Por otro lado la utilizacion de hilos con respecto a los procesos es mas eficiente ya que los primeros comparten los recusos entre ellos y con el proceso padre mientras que los procesos por su parte necesitan recursos propios ademas de los del padre que los cre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jaliOldLipi" svg:font-family="AnjaliOldLipi"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Luis Rodriguez</meta:initial-creator>
    <meta:creation-date>2008-06-17T11:19:58</meta:creation-date>
    <dc:creator>Luis Rodriguez</dc:creator>
    <dc:date>2008-06-17T12:56:10</dc:date>
    <meta:editing-cycles>2</meta:editing-cycles>
    <meta:editing-duration>PT1H20M16S</meta:editing-duration>
    <meta:user-defined meta:name="Info 1"/>
    <meta:user-defined meta:name="Info 2"/>
    <meta:user-defined meta:name="Info 3"/>
    <meta:user-defined meta:name="Info 4"/>
    <meta:document-statistic meta:table-count="0" meta:image-count="0" meta:object-count="0" meta:page-count="5" meta:paragraph-count="19" meta:word-count="772" meta:character-count="4629"/>
  </office:meta>
</office:document-meta>
</file>